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1.854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3.198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1.397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3.602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1.071cm"/>
    </style:style>
    <style:style style:name="co19" style:family="table-column">
      <style:table-column-properties fo:break-before="auto" style:column-width="2.586cm"/>
    </style:style>
    <style:style style:name="co20" style:family="table-column">
      <style:table-column-properties fo:break-before="auto" style:column-width="1.4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863cm"/>
    </style:style>
    <style:style style:name="co23" style:family="table-column">
      <style:table-column-properties fo:break-before="auto" style:column-width="3.385cm"/>
    </style:style>
    <style:style style:name="co24" style:family="table-column">
      <style:table-column-properties fo:break-before="auto" style:column-width="7.511cm"/>
    </style:style>
    <style:style style:name="co25" style:family="table-column">
      <style:table-column-properties fo:break-before="auto" style:column-width="3.02cm"/>
    </style:style>
    <style:style style:name="co26" style:family="table-column">
      <style:table-column-properties fo:break-before="auto" style:column-width="1.505cm"/>
    </style:style>
    <style:style style:name="co27" style:family="table-column">
      <style:table-column-properties fo:break-before="auto" style:column-width="1.582cm"/>
    </style:style>
    <style:style style:name="ro1" style:family="table-row">
      <style:table-row-properties style:row-height="1.55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Labirinto">
      <style:table-properties table:display="true" style:writing-mode="lr-tb"/>
    </style:style>
    <style:style style:name="ta2" style:family="table" style:master-page-name="PageStyle_5f_Speed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  <style:text-properties style:use-window-font-color="true" fo:font-size="22pt" style:font-size-asian="22pt" style:font-size-complex="22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ffff00" fo:border="0.06pt solid #0000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9ffff" fo:border="0.06pt solid #000000"/>
    </style:style>
    <style:style style:name="ce11" style:family="table-cell" style:parent-style-name="Default" style:data-style-name="N0">
      <style:table-cell-properties fo:background-color="#00ff66" fo:border="0.06pt solid #000000"/>
    </style:style>
    <style:style style:name="ce12" style:family="table-cell" style:parent-style-name="Default" style:data-style-name="N0">
      <style:table-cell-properties fo:background-color="#66ff00" fo:border="0.06pt solid #000000"/>
    </style:style>
    <style:style style:name="ce1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abirinto" table:style-name="ta1" table:print-ranges="Labirinto.A1:Labirinto.M4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1009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Gara Labirinto Roboval 2016</text:p>
          </table:table-cell>
          <table:covered-table-cell table:number-columns-repeated="11" table:style-name="ce3"/>
          <table:table-cell table:number-columns-repeated="1012"/>
        </table:table-row>
        <table:table-row table:style-name="ro2">
          <table:table-cell table:style-name="ce2"/>
          <table:table-cell table:style-name="ce4" office:value-type="string" calcext:value-type="string">
            <text:p>Scuola</text:p>
          </table:table-cell>
          <table:table-cell table:style-name="ce4" office:value-type="string" calcext:value-type="string">
            <text:p>Team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1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2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raris</text:p>
          </table:table-cell>
          <table:table-cell table:style-name="ce2" office:value-type="string" calcext:value-type="string">
            <text:p>Ferraris 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48" calcext:value-type="float">
            <text:p>948</text:p>
          </table:table-cell>
          <table:table-cell table:style-name="ce2" table:formula="of:=[.F3]+[.E3]*1000+[.D3]*60000" office:value-type="float" office:value="27948" calcext:value-type="float">
            <text:p>27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8" calcext:value-type="float">
            <text:p>968</text:p>
          </table:table-cell>
          <table:table-cell table:style-name="ce2" table:formula="of:=[.J3]+[.I3] * 1000+[.H3]*60000" office:value-type="float" office:value="27968" calcext:value-type="float">
            <text:p>27968</text:p>
          </table:table-cell>
          <table:table-cell table:style-name="ce2" table:formula="of:=[.K3]+[.G3]" office:value-type="float" office:value="55916" calcext:value-type="float">
            <text:p>55916</text:p>
          </table:table-cell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rconi</text:p>
          </table:table-cell>
          <table:table-cell table:style-name="ce2" office:value-type="string" calcext:value-type="string">
            <text:p>FA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4" calcext:value-type="float">
            <text:p>404</text:p>
          </table:table-cell>
          <table:table-cell table:style-name="ce2" table:formula="of:=[.F4]+[.E4]*1000+[.D4]*60000" office:value-type="float" office:value="31404" calcext:value-type="float">
            <text:p>314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27" calcext:value-type="float">
            <text:p>527</text:p>
          </table:table-cell>
          <table:table-cell table:style-name="ce2" table:formula="of:=[.J4]+[.I4] * 1000+[.H4]*60000" office:value-type="float" office:value="25527" calcext:value-type="float">
            <text:p>25527</text:p>
          </table:table-cell>
          <table:table-cell table:style-name="ce2" table:formula="of:=[.K4]+[.G4]" office:value-type="float" office:value="56931" calcext:value-type="float">
            <text:p>56931</text:p>
          </table:table-cell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eardi</text:p>
          </table:table-cell>
          <table:table-cell table:style-name="ce2" office:value-type="string" calcext:value-type="string">
            <text:p>Miss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9" calcext:value-type="float">
            <text:p>399</text:p>
          </table:table-cell>
          <table:table-cell table:style-name="ce2" table:formula="of:=[.F5]+[.E5]*1000+[.D5]*60000" office:value-type="float" office:value="46399" calcext:value-type="float">
            <text:p>463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26" calcext:value-type="float">
            <text:p>626</text:p>
          </table:table-cell>
          <table:table-cell table:style-name="ce2" table:formula="of:=[.J5]+[.I5] * 1000+[.H5]*60000" office:value-type="float" office:value="48626" calcext:value-type="float">
            <text:p>48626</text:p>
          </table:table-cell>
          <table:table-cell table:style-name="ce2" table:formula="of:=[.K5]+[.G5]" office:value-type="float" office:value="95025" calcext:value-type="float">
            <text:p>95025</text:p>
          </table:table-cell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erraris</text:p>
          </table:table-cell>
          <table:table-cell table:style-name="ce2" office:value-type="string" calcext:value-type="string">
            <text:p>Ferraris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7" calcext:value-type="float">
            <text:p>567</text:p>
          </table:table-cell>
          <table:table-cell table:style-name="ce2" table:formula="of:=[.F6]+[.E6]*1000+[.D6]*60000" office:value-type="float" office:value="60567" calcext:value-type="float">
            <text:p>605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28" calcext:value-type="float">
            <text:p>828</text:p>
          </table:table-cell>
          <table:table-cell table:style-name="ce2" table:formula="of:=[.J6]+[.I6] * 1000+[.H6]*60000" office:value-type="float" office:value="49828" calcext:value-type="float">
            <text:p>49828</text:p>
          </table:table-cell>
          <table:table-cell table:style-name="ce2" table:formula="of:=[.K6]+[.G6]" office:value-type="float" office:value="110395" calcext:value-type="float">
            <text:p>110395</text:p>
          </table:table-cell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[.F7]+[.E7]*1000+[.D7]*60000" office:value-type="float" office:value="89157" calcext:value-type="float">
            <text:p>891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40" calcext:value-type="float">
            <text:p>540</text:p>
          </table:table-cell>
          <table:table-cell table:style-name="ce2" table:formula="of:=[.J7]+[.I7] * 1000+[.H7]*60000" office:value-type="float" office:value="35540" calcext:value-type="float">
            <text:p>35540</text:p>
          </table:table-cell>
          <table:table-cell table:style-name="ce2" table:formula="of:=[.K7]+[.G7]" office:value-type="float" office:value="124697" calcext:value-type="float">
            <text:p>124697</text:p>
          </table:table-cell>
          <table:table-cell table:number-columns-repeated="10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[.F8]+[.E8]*1000+[.D8]*60000" office:value-type="float" office:value="141031" calcext:value-type="float">
            <text:p>1410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81" calcext:value-type="float">
            <text:p>281</text:p>
          </table:table-cell>
          <table:table-cell table:style-name="ce2" table:formula="of:=[.J8]+[.I8] * 1000+[.H8]*60000" office:value-type="float" office:value="37281" calcext:value-type="float">
            <text:p>37281</text:p>
          </table:table-cell>
          <table:table-cell table:style-name="ce2" table:formula="of:=[.K8]+[.G8]" office:value-type="float" office:value="178312" calcext:value-type="float">
            <text:p>178312</text:p>
          </table:table-cell>
          <table:table-cell table:number-columns-repeated="101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alilei</text:p>
          </table:table-cell>
          <table:table-cell table:style-name="ce2" office:value-type="string" calcext:value-type="string">
            <text:p>Galilei 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8" calcext:value-type="float">
            <text:p>228</text:p>
          </table:table-cell>
          <table:table-cell table:style-name="ce2" table:formula="of:=[.F9]+[.E9]*1000+[.D9]*60000" office:value-type="float" office:value="206228" calcext:value-type="float">
            <text:p>2062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2" calcext:value-type="float">
            <text:p>262</text:p>
          </table:table-cell>
          <table:table-cell table:style-name="ce2" table:formula="of:=[.J9]+[.I9] * 1000+[.H9]*60000" office:value-type="float" office:value="67262" calcext:value-type="float">
            <text:p>67262</text:p>
          </table:table-cell>
          <table:table-cell table:style-name="ce2" table:formula="of:=[.K9]+[.G9]" office:value-type="float" office:value="273490" calcext:value-type="float">
            <text:p>273490</text:p>
          </table:table-cell>
          <table:table-cell table:number-columns-repeated="101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n Bosco</text:p>
          </table:table-cell>
          <table:table-cell table:style-name="ce2" office:value-type="string" calcext:value-type="string">
            <text:p>IDB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F10]+[.E10]*1000+[.D10]*60000" office:value-type="float" office:value="90000" calcext:value-type="float">
            <text:p>900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5" calcext:value-type="float">
            <text:p>205</text:p>
          </table:table-cell>
          <table:table-cell table:style-name="ce2" table:formula="of:=[.J10]+[.I10] * 1000+[.H10]*60000" office:value-type="float" office:value="216205" calcext:value-type="float">
            <text:p>216205</text:p>
          </table:table-cell>
          <table:table-cell table:style-name="ce2" table:formula="of:=[.K10]+[.G10]" office:value-type="float" office:value="306205" calcext:value-type="float">
            <text:p>306205</text:p>
          </table:table-cell>
          <table:table-cell table:number-columns-repeated="10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raCastoro</text:p>
          </table:table-cell>
          <table:table-cell table:style-name="ce2" office:value-type="string" calcext:value-type="string">
            <text:p>Fraca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23" calcext:value-type="float">
            <text:p>823</text:p>
          </table:table-cell>
          <table:table-cell table:style-name="ce2" table:formula="of:=[.F11]+[.E11]*1000+[.D11]*60000" office:value-type="float" office:value="33823" calcext:value-type="float">
            <text:p>338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J11]+[.I11] * 1000+[.H11]*60000" office:value-type="float" office:value="639999" calcext:value-type="float">
            <text:p>639999</text:p>
          </table:table-cell>
          <table:table-cell table:style-name="ce2" table:formula="of:=[.K11]+[.G11]" office:value-type="float" office:value="673822" calcext:value-type="float">
            <text:p>673822</text:p>
          </table:table-cell>
          <table:table-cell table:number-columns-repeated="101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ondin</text:p>
          </table:table-cell>
          <table:table-cell table:style-name="ce2" office:value-type="string" calcext:value-type="string">
            <text:p>Mondin Dream Tea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F12]+[.E12]*1000+[.D12]*60000" office:value-type="float" office:value="639999" calcext:value-type="float">
            <text:p>6399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0" calcext:value-type="float">
            <text:p>330</text:p>
          </table:table-cell>
          <table:table-cell table:style-name="ce2" table:formula="of:=[.J12]+[.I12] * 1000+[.H12]*60000" office:value-type="float" office:value="34330" calcext:value-type="float">
            <text:p>34330</text:p>
          </table:table-cell>
          <table:table-cell table:style-name="ce2" table:formula="of:=[.K12]+[.G12]" office:value-type="float" office:value="674329" calcext:value-type="float">
            <text:p>674329</text:p>
          </table:table-cell>
          <table:table-cell table:number-columns-repeated="101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[.F13]+[.E13]*1000+[.D13]*60000" office:value-type="float" office:value="39106" calcext:value-type="float">
            <text:p>3910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J13]+[.I13] * 1000+[.H13]*60000" office:value-type="float" office:value="639999" calcext:value-type="float">
            <text:p>639999</text:p>
          </table:table-cell>
          <table:table-cell table:style-name="ce2" table:formula="of:=[.K13]+[.G13]" office:value-type="float" office:value="679105" calcext:value-type="float">
            <text:p>679105</text:p>
          </table:table-cell>
          <table:table-cell table:number-columns-repeated="101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arconi</text:p>
          </table:table-cell>
          <table:table-cell table:style-name="ce2" office:value-type="string" calcext:value-type="string">
            <text:p>I Protectr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38" calcext:value-type="float">
            <text:p>238</text:p>
          </table:table-cell>
          <table:table-cell table:style-name="ce2" table:formula="of:=[.F14]+[.E14]*1000+[.D14]*60000" office:value-type="float" office:value="49238" calcext:value-type="float">
            <text:p>492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J14]+[.I14] * 1000+[.H14]*60000" office:value-type="float" office:value="639999" calcext:value-type="float">
            <text:p>639999</text:p>
          </table:table-cell>
          <table:table-cell table:style-name="ce2" table:formula="of:=[.K14]+[.G14]" office:value-type="float" office:value="689237" calcext:value-type="float">
            <text:p>689237</text:p>
          </table:table-cell>
          <table:table-cell table:number-columns-repeated="101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an Zeno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F15]+[.E15]*1000+[.D15]*60000" office:value-type="float" office:value="639999" calcext:value-type="float">
            <text:p>6399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8" calcext:value-type="float">
            <text:p>408</text:p>
          </table:table-cell>
          <table:table-cell table:style-name="ce2" table:formula="of:=[.J15]+[.I15] * 1000+[.H15]*60000" office:value-type="float" office:value="63408" calcext:value-type="float">
            <text:p>63408</text:p>
          </table:table-cell>
          <table:table-cell table:style-name="ce2" table:formula="of:=[.K15]+[.G15]" office:value-type="float" office:value="703407" calcext:value-type="float">
            <text:p>703407</text:p>
          </table:table-cell>
          <table:table-cell table:number-columns-repeated="101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F16]+[.E16]*1000+[.D16]*60000" office:value-type="float" office:value="639999" calcext:value-type="float">
            <text:p>6399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23" calcext:value-type="float">
            <text:p>423</text:p>
          </table:table-cell>
          <table:table-cell table:style-name="ce2" table:formula="of:=[.J16]+[.I16] * 1000+[.H16]*60000" office:value-type="float" office:value="94423" calcext:value-type="float">
            <text:p>94423</text:p>
          </table:table-cell>
          <table:table-cell table:style-name="ce2" table:formula="of:=[.K16]+[.G16]" office:value-type="float" office:value="734422" calcext:value-type="float">
            <text:p>734422</text:p>
          </table:table-cell>
          <table:table-cell table:number-columns-repeated="101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[.F17]+[.E17]*1000+[.D17]*60000" office:value-type="float" office:value="197131" calcext:value-type="float">
            <text:p>1971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J17]+[.I17] * 1000+[.H17]*60000" office:value-type="float" office:value="639999" calcext:value-type="float">
            <text:p>639999</text:p>
          </table:table-cell>
          <table:table-cell table:style-name="ce2" table:formula="of:=[.K17]+[.G17]" office:value-type="float" office:value="837130" calcext:value-type="float">
            <text:p>837130</text:p>
          </table:table-cell>
          <table:table-cell table:number-columns-repeated="101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allari</text:p>
          </table:table-cell>
          <table:table-cell table:style-name="ce2" office:value-type="string" calcext:value-type="string">
            <text:p>Roccova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F18]+[.E18]*1000+[.D18]*60000" office:value-type="float" office:value="639999" calcext:value-type="float">
            <text:p>639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formula="of:=[.J18]+[.I18] * 1000+[.H18]*60000" office:value-type="float" office:value="215192" calcext:value-type="float">
            <text:p>215192</text:p>
          </table:table-cell>
          <table:table-cell table:style-name="ce2" table:formula="of:=[.K18]+[.G18]" office:value-type="float" office:value="855191" calcext:value-type="float">
            <text:p>855191</text:p>
          </table:table-cell>
          <table:table-cell table:number-columns-repeated="101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8" calcext:value-type="float">
            <text:p>238</text:p>
          </table:table-cell>
          <table:table-cell table:style-name="ce2" table:formula="of:=[.F19]+[.E19]*1000+[.D19]*60000" office:value-type="float" office:value="250238" calcext:value-type="float">
            <text:p>2502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J19]+[.I19] * 1000+[.H19]*60000" office:value-type="float" office:value="639999" calcext:value-type="float">
            <text:p>639999</text:p>
          </table:table-cell>
          <table:table-cell table:style-name="ce2" table:formula="of:=[.K19]+[.G19]" office:value-type="float" office:value="890237" calcext:value-type="float">
            <text:p>890237</text:p>
          </table:table-cell>
          <table:table-cell table:number-columns-repeated="101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on Bosco</text:p>
          </table:table-cell>
          <table:table-cell table:style-name="ce2" office:value-type="string" calcext:value-type="string">
            <text:p>IDB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F20]+[.E20]*1000+[.D20]*60000" office:value-type="float" office:value="639999" calcext:value-type="float">
            <text:p>6399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J20]+[.I20] * 1000+[.H20]*60000" office:value-type="float" office:value="639999" calcext:value-type="float">
            <text:p>639999</text:p>
          </table:table-cell>
          <table:table-cell table:style-name="ce2" table:formula="of:=[.K20]+[.G20]" office:value-type="float" office:value="1279998" calcext:value-type="float">
            <text:p>1279998</text:p>
          </table:table-cell>
          <table:table-cell table:number-columns-repeated="101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on Bosco</text:p>
          </table:table-cell>
          <table:table-cell table:style-name="ce2" office:value-type="string" calcext:value-type="string">
            <text:p>IDB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F21]+[.E21]*1000+[.D21]*60000" office:value-type="float" office:value="639999" calcext:value-type="float">
            <text:p>6399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J21]+[.I21] * 1000+[.H21]*60000" office:value-type="float" office:value="639999" calcext:value-type="float">
            <text:p>639999</text:p>
          </table:table-cell>
          <table:table-cell table:style-name="ce2" table:formula="of:=[.K21]+[.G21]" office:value-type="float" office:value="1279998" calcext:value-type="float">
            <text:p>1279998</text:p>
          </table:table-cell>
          <table:table-cell table:number-columns-repeated="101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raCastoro</text:p>
          </table:table-cell>
          <table:table-cell table:style-name="ce2" office:value-type="string" calcext:value-type="string">
            <text:p>Fraca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F22]+[.E22]*1000+[.D22]*60000" office:value-type="float" office:value="639999" calcext:value-type="float">
            <text:p>6399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99" calcext:value-type="float">
            <text:p>999</text:p>
          </table:table-cell>
          <table:table-cell table:style-name="ce2" table:formula="of:=[.J22]+[.I22] * 1000+[.H22]*60000" office:value-type="float" office:value="639999" calcext:value-type="float">
            <text:p>639999</text:p>
          </table:table-cell>
          <table:table-cell table:style-name="ce2" table:formula="of:=[.K22]+[.G22]" office:value-type="float" office:value="1279998" calcext:value-type="float">
            <text:p>1279998</text:p>
          </table:table-cell>
          <table:table-cell table:number-columns-repeated="101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ondin</text:p>
          </table:table-cell>
          <table:table-cell table:style-name="ce2" office:value-type="string" calcext:value-type="string">
            <text:p>Lteam</text:p>
          </table:table-cell>
          <table:table-cell table:style-name="ce2" table:number-columns-repeated="3"/>
          <table:table-cell table:style-name="ce2" table:formula="of:=[.F23]+[.E23]*1000+[.D23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3]+[.I23] * 1000+[.H23]*60000" office:value-type="float" office:value="0" calcext:value-type="float">
            <text:p>0</text:p>
          </table:table-cell>
          <table:table-cell table:style-name="ce2" office:value-type="float" office:value="9999999" calcext:value-type="float">
            <text:p>9999999</text:p>
          </table:table-cell>
          <table:table-cell table:number-columns-repeated="101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ondin</text:p>
          </table:table-cell>
          <table:table-cell table:style-name="ce2" office:value-type="string" calcext:value-type="string">
            <text:p>Bug Team</text:p>
          </table:table-cell>
          <table:table-cell table:style-name="ce2" table:number-columns-repeated="3"/>
          <table:table-cell table:style-name="ce2" table:formula="of:=[.F24]+[.E24]*1000+[.D24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4]+[.I24] * 1000+[.H24]*60000" office:value-type="float" office:value="0" calcext:value-type="float">
            <text:p>0</text:p>
          </table:table-cell>
          <table:table-cell table:style-name="ce2" office:value-type="float" office:value="9999999" calcext:value-type="float">
            <text:p>9999999</text:p>
          </table:table-cell>
          <table:table-cell table:number-columns-repeated="101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7</text:p>
          </table:table-cell>
          <table:table-cell table:style-name="ce2" table:number-columns-repeated="3"/>
          <table:table-cell table:style-name="ce2" table:formula="of:=[.F25]+[.E25]*1000+[.D25]*60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25]+[.I25] * 1000+[.H25]*60000" office:value-type="float" office:value="0" calcext:value-type="float">
            <text:p>0</text:p>
          </table:table-cell>
          <table:table-cell table:style-name="ce2" office:value-type="float" office:value="9999999" calcext:value-type="float">
            <text:p>999999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Semifinali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coni</text:p>
          </table:table-cell>
          <table:table-cell table:style-name="ce2" office:value-type="string" calcext:value-type="string">
            <text:p>Fare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011" calcext:value-type="float">
            <text:p>23011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032" calcext:value-type="float">
            <text:p>29032</text:p>
          </table:table-cell>
          <table:table-cell table:style-name="ce2" office:value-type="float" office:value="52043" calcext:value-type="float">
            <text:p>52043</text:p>
          </table:table-cell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eardi</text:p>
          </table:table-cell>
          <table:table-cell table:style-name="ce2" office:value-type="string" calcext:value-type="string">
            <text:p>Missin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599999" calcext:value-type="float">
            <text:p>599999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058" calcext:value-type="float">
            <text:p>50058</text:p>
          </table:table-cell>
          <table:table-cell table:style-name="ce2" office:value-type="float" office:value="650057" calcext:value-type="float">
            <text:p>650057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erraris</text:p>
          </table:table-cell>
          <table:table-cell table:style-name="ce2" office:value-type="string" calcext:value-type="string">
            <text:p>Ferraris 2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1061" calcext:value-type="float">
            <text:p>31061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9071" calcext:value-type="float">
            <text:p>29071</text:p>
          </table:table-cell>
          <table:table-cell table:style-name="ce2" office:value-type="float" office:value="60132" calcext:value-type="float">
            <text:p>60132</text:p>
          </table:table-cell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rraris</text:p>
          </table:table-cell>
          <table:table-cell table:style-name="ce2" office:value-type="string" calcext:value-type="string">
            <text:p>Ferraris 1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038" calcext:value-type="float">
            <text:p>29038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3096" calcext:value-type="float">
            <text:p>33096</text:p>
          </table:table-cell>
          <table:table-cell table:style-name="ce2" office:value-type="float" office:value="62134" calcext:value-type="float">
            <text:p>6213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Finale 1°-2° posto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Ferraris 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38504" calcext:value-type="float">
            <text:p>385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5014" calcext:value-type="float">
            <text:p>95014</text:p>
          </table:table-cell>
          <table:table-cell table:style-name="ce2" office:value-type="float" office:value="133518" calcext:value-type="float">
            <text:p>133518</text:p>
          </table:table-cell>
          <table:table-cell office:value-type="string" calcext:value-type="string">
            <text:p>2°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Far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1028" calcext:value-type="float">
            <text:p>31028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35666" calcext:value-type="float">
            <text:p>35666</text:p>
          </table:table-cell>
          <table:table-cell table:style-name="ce2" office:value-type="float" office:value="66694" calcext:value-type="float">
            <text:p>66694</text:p>
          </table:table-cell>
          <table:table-cell office:value-type="string" calcext:value-type="string">
            <text:p>1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Finale 3°-4° posto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Ferraris 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35867" calcext:value-type="float">
            <text:p>3586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599999" calcext:value-type="float">
            <text:p>599999</text:p>
          </table:table-cell>
          <table:table-cell table:style-name="ce2" office:value-type="float" office:value="635866" calcext:value-type="float">
            <text:p>635866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Aleard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1094" calcext:value-type="float">
            <text:p>710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3066" calcext:value-type="float">
            <text:p>73066</text:p>
          </table:table-cell>
          <table:table-cell table:style-name="ce2" office:value-type="float" office:value="144160" calcext:value-type="float">
            <text:p>144160</text:p>
          </table:table-cell>
          <table:table-cell office:value-type="string" calcext:value-type="string">
            <text:p>3°</text:p>
          </table:table-cell>
          <table:table-cell table:number-columns-repeated="101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ed" table:style-name="ta2" table:print-ranges="Speed.A1:Speed.M54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8" table:number-columns-repeated="3" table:default-cell-style-name="Default"/>
        <table:table-column table:style-name="co9" table:number-columns-repeated="1009" table:default-cell-style-name="Default"/>
        <table:table-row table:style-name="ro3">
          <table:table-cell table:style-name="ce1" office:value-type="string" calcext:value-type="string" table:number-columns-spanned="12" table:number-rows-spanned="1">
            <text:p>Gara Speed Roboval 2016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/>
          <table:table-cell table:style-name="ce4" office:value-type="string" calcext:value-type="string">
            <text:p>Scuola</text:p>
          </table:table-cell>
          <table:table-cell table:style-name="ce4" office:value-type="string" calcext:value-type="string">
            <text:p>Team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F3]+[.E3]*100+[.D3]*6000" office:value-type="float" office:value="2619" calcext:value-type="float">
            <text:p>26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[.J3]+[.I3] * 100+[.H3]*6000" office:value-type="float" office:value="3464" calcext:value-type="float">
            <text:p>3464</text:p>
          </table:table-cell>
          <table:table-cell table:style-name="ce2" table:formula="of:=[.K3]+[.G3]" office:value-type="float" office:value="6083" calcext:value-type="float">
            <text:p>6083</text:p>
          </table:table-cell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[.F4]+[.E4]*100+[.D4]*6000" office:value-type="float" office:value="2678" calcext:value-type="float">
            <text:p>26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J4]+[.I4] * 100+[.H4]*6000" office:value-type="float" office:value="3439" calcext:value-type="float">
            <text:p>3439</text:p>
          </table:table-cell>
          <table:table-cell table:style-name="ce2" table:formula="of:=[.K4]+[.G4]" office:value-type="float" office:value="6117" calcext:value-type="float">
            <text:p>6117</text:p>
          </table:table-cell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[.F5]+[.E5]*100+[.D5]*6000" office:value-type="float" office:value="2788" calcext:value-type="float">
            <text:p>27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J5]+[.I5] * 100+[.H5]*6000" office:value-type="float" office:value="3526" calcext:value-type="float">
            <text:p>3526</text:p>
          </table:table-cell>
          <table:table-cell table:style-name="ce2" table:formula="of:=[.K5]+[.G5]" office:value-type="float" office:value="6314" calcext:value-type="float">
            <text:p>6314</text:p>
          </table:table-cell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F6]+[.E6]*100+[.D6]*6000" office:value-type="float" office:value="2711" calcext:value-type="float">
            <text:p>27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J6]+[.I6] * 100+[.H6]*6000" office:value-type="float" office:value="3603" calcext:value-type="float">
            <text:p>3603</text:p>
          </table:table-cell>
          <table:table-cell table:style-name="ce2" table:formula="of:=[.K6]+[.G6]" office:value-type="float" office:value="6314" calcext:value-type="float">
            <text:p>6314</text:p>
          </table:table-cell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[.F7]+[.E7]*100+[.D7]*6000" office:value-type="float" office:value="2764" calcext:value-type="float">
            <text:p>27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J7]+[.I7] * 100+[.H7]*6000" office:value-type="float" office:value="3584" calcext:value-type="float">
            <text:p>3584</text:p>
          </table:table-cell>
          <table:table-cell table:style-name="ce2" table:formula="of:=[.K7]+[.G7]" office:value-type="float" office:value="6348" calcext:value-type="float">
            <text:p>6348</text:p>
          </table:table-cell>
          <table:table-cell table:number-columns-repeated="10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F8]+[.E8]*100+[.D8]*6000" office:value-type="float" office:value="3041" calcext:value-type="float">
            <text:p>30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J8]+[.I8] * 100+[.H8]*6000" office:value-type="float" office:value="3402" calcext:value-type="float">
            <text:p>3402</text:p>
          </table:table-cell>
          <table:table-cell table:style-name="ce2" table:formula="of:=[.K8]+[.G8]" office:value-type="float" office:value="6443" calcext:value-type="float">
            <text:p>6443</text:p>
          </table:table-cell>
          <table:table-cell table:number-columns-repeated="101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F9]+[.E9]*100+[.D9]*6000" office:value-type="float" office:value="2835" calcext:value-type="float">
            <text:p>28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[.J9]+[.I9] * 100+[.H9]*6000" office:value-type="float" office:value="3865" calcext:value-type="float">
            <text:p>3865</text:p>
          </table:table-cell>
          <table:table-cell table:style-name="ce2" table:formula="of:=[.K9]+[.G9]" office:value-type="float" office:value="6700" calcext:value-type="float">
            <text:p>6700</text:p>
          </table:table-cell>
          <table:table-cell table:number-columns-repeated="101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ilva Ricci</text:p>
          </table:table-cell>
          <table:table-cell table:style-name="ce2" office:value-type="string" calcext:value-type="string">
            <text:p>Pradel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F10]+[.E10]*100+[.D10]*6000" office:value-type="float" office:value="2915" calcext:value-type="float">
            <text:p>29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J10]+[.I10] * 100+[.H10]*6000" office:value-type="float" office:value="3930" calcext:value-type="float">
            <text:p>3930</text:p>
          </table:table-cell>
          <table:table-cell table:style-name="ce2" table:formula="of:=[.K10]+[.G10]" office:value-type="float" office:value="6845" calcext:value-type="float">
            <text:p>6845</text:p>
          </table:table-cell>
          <table:table-cell table:number-columns-repeated="10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ilva Ricci</text:p>
          </table:table-cell>
          <table:table-cell table:style-name="ce2" office:value-type="string" calcext:value-type="string">
            <text:p>Iannone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[.F11]+[.E11]*100+[.D11]*6000" office:value-type="float" office:value="2974" calcext:value-type="float">
            <text:p>29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[.J11]+[.I11] * 100+[.H11]*6000" office:value-type="float" office:value="4032" calcext:value-type="float">
            <text:p>4032</text:p>
          </table:table-cell>
          <table:table-cell table:style-name="ce2" table:formula="of:=[.K11]+[.G11]" office:value-type="float" office:value="7006" calcext:value-type="float">
            <text:p>7006</text:p>
          </table:table-cell>
          <table:table-cell table:number-columns-repeated="101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opernico/Pasoli</text:p>
          </table:table-cell>
          <table:table-cell table:style-name="ce2" office:value-type="string" calcext:value-type="string">
            <text:p>Copernic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[.F12]+[.E12]*100+[.D12]*6000" office:value-type="float" office:value="3088" calcext:value-type="float">
            <text:p>30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J12]+[.I12] * 100+[.H12]*6000" office:value-type="float" office:value="4137" calcext:value-type="float">
            <text:p>4137</text:p>
          </table:table-cell>
          <table:table-cell table:style-name="ce2" table:formula="of:=[.K12]+[.G12]" office:value-type="float" office:value="7225" calcext:value-type="float">
            <text:p>7225</text:p>
          </table:table-cell>
          <table:table-cell table:number-columns-repeated="101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ilva Ricci</text:p>
          </table:table-cell>
          <table:table-cell table:style-name="ce2" office:value-type="string" calcext:value-type="string">
            <text:p>Iannone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F13]+[.E13]*100+[.D13]*6000" office:value-type="float" office:value="3018" calcext:value-type="float">
            <text:p>3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J13]+[.I13] * 100+[.H13]*6000" office:value-type="float" office:value="4230" calcext:value-type="float">
            <text:p>4230</text:p>
          </table:table-cell>
          <table:table-cell table:style-name="ce2" table:formula="of:=[.K13]+[.G13]" office:value-type="float" office:value="7248" calcext:value-type="float">
            <text:p>7248</text:p>
          </table:table-cell>
          <table:table-cell table:number-columns-repeated="101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ilva Ricci</text:p>
          </table:table-cell>
          <table:table-cell table:style-name="ce2" office:value-type="string" calcext:value-type="string">
            <text:p>Iannone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[.F14]+[.E14]*100+[.D14]*6000" office:value-type="float" office:value="3082" calcext:value-type="float">
            <text:p>30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[.J14]+[.I14] * 100+[.H14]*6000" office:value-type="float" office:value="4173" calcext:value-type="float">
            <text:p>4173</text:p>
          </table:table-cell>
          <table:table-cell table:style-name="ce2" table:formula="of:=[.K14]+[.G14]" office:value-type="float" office:value="7255" calcext:value-type="float">
            <text:p>7255</text:p>
          </table:table-cell>
          <table:table-cell table:number-columns-repeated="101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ilva Ricci</text:p>
          </table:table-cell>
          <table:table-cell table:style-name="ce2" office:value-type="string" calcext:value-type="string">
            <text:p>Vaccar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F15]+[.E15]*100+[.D15]*6000" office:value-type="float" office:value="3228" calcext:value-type="float">
            <text:p>32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J15]+[.I15] * 100+[.H15]*6000" office:value-type="float" office:value="4509" calcext:value-type="float">
            <text:p>4509</text:p>
          </table:table-cell>
          <table:table-cell table:style-name="ce2" table:formula="of:=[.K15]+[.G15]" office:value-type="float" office:value="7737" calcext:value-type="float">
            <text:p>7737</text:p>
          </table:table-cell>
          <table:table-cell table:number-columns-repeated="101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erraris</text:p>
          </table:table-cell>
          <table:table-cell table:style-name="ce2" office:value-type="string" calcext:value-type="string">
            <text:p>Ferraris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F16]+[.E16]*100+[.D16]*6000" office:value-type="float" office:value="3441" calcext:value-type="float">
            <text:p>34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[.J16]+[.I16] * 100+[.H16]*6000" office:value-type="float" office:value="4334" calcext:value-type="float">
            <text:p>4334</text:p>
          </table:table-cell>
          <table:table-cell table:style-name="ce2" table:formula="of:=[.K16]+[.G16]" office:value-type="float" office:value="7775" calcext:value-type="float">
            <text:p>7775</text:p>
          </table:table-cell>
          <table:table-cell table:number-columns-repeated="101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ilva Ricci</text:p>
          </table:table-cell>
          <table:table-cell table:style-name="ce2" office:value-type="string" calcext:value-type="string">
            <text:p>Iannone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F17]+[.E17]*100+[.D17]*6000" office:value-type="float" office:value="3530" calcext:value-type="float">
            <text:p>35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J17]+[.I17] * 100+[.H17]*6000" office:value-type="float" office:value="4330" calcext:value-type="float">
            <text:p>4330</text:p>
          </table:table-cell>
          <table:table-cell table:style-name="ce2" table:formula="of:=[.K17]+[.G17]" office:value-type="float" office:value="7860" calcext:value-type="float">
            <text:p>7860</text:p>
          </table:table-cell>
          <table:table-cell table:number-columns-repeated="101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iorgi</text:p>
          </table:table-cell>
          <table:table-cell table:style-name="ce2" office:value-type="string" calcext:value-type="string">
            <text:p>SF16-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[.F18]+[.E18]*100+[.D18]*6000" office:value-type="float" office:value="3674" calcext:value-type="float">
            <text:p>36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J18]+[.I18] * 100+[.H18]*6000" office:value-type="float" office:value="5037" calcext:value-type="float">
            <text:p>5037</text:p>
          </table:table-cell>
          <table:table-cell table:style-name="ce2" table:formula="of:=[.K18]+[.G18]" office:value-type="float" office:value="8711" calcext:value-type="float">
            <text:p>8711</text:p>
          </table:table-cell>
          <table:table-cell table:number-columns-repeated="101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arconi</text:p>
          </table:table-cell>
          <table:table-cell table:style-name="ce2" office:value-type="string" calcext:value-type="string">
            <text:p>FA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formula="of:=[.F19]+[.E19]*100+[.D19]*6000" office:value-type="float" office:value="4096" calcext:value-type="float">
            <text:p>40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J19]+[.I19] * 100+[.H19]*6000" office:value-type="float" office:value="4838" calcext:value-type="float">
            <text:p>4838</text:p>
          </table:table-cell>
          <table:table-cell table:style-name="ce2" table:formula="of:=[.K19]+[.G19]" office:value-type="float" office:value="8934" calcext:value-type="float">
            <text:p>8934</text:p>
          </table:table-cell>
          <table:table-cell table:number-columns-repeated="101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an Zeno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F20]+[.E20]*100+[.D20]*6000" office:value-type="float" office:value="4353" calcext:value-type="float">
            <text:p>43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J20]+[.I20] * 100+[.H20]*6000" office:value-type="float" office:value="5645" calcext:value-type="float">
            <text:p>5645</text:p>
          </table:table-cell>
          <table:table-cell table:style-name="ce2" table:formula="of:=[.K20]+[.G20]" office:value-type="float" office:value="9998" calcext:value-type="float">
            <text:p>9998</text:p>
          </table:table-cell>
          <table:table-cell table:number-columns-repeated="101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racastoro</text:p>
          </table:table-cell>
          <table:table-cell table:style-name="ce2" office:value-type="string" calcext:value-type="string">
            <text:p>Fracca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F21]+[.E21]*100+[.D21]*6000" office:value-type="float" office:value="4304" calcext:value-type="float">
            <text:p>43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formula="of:=[.J21]+[.I21] * 100+[.H21]*6000" office:value-type="float" office:value="5797" calcext:value-type="float">
            <text:p>5797</text:p>
          </table:table-cell>
          <table:table-cell table:style-name="ce2" table:formula="of:=[.K21]+[.G21]" office:value-type="float" office:value="10101" calcext:value-type="float">
            <text:p>10101</text:p>
          </table:table-cell>
          <table:table-cell table:number-columns-repeated="101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arconi</text:p>
          </table:table-cell>
          <table:table-cell table:style-name="ce2" office:value-type="string" calcext:value-type="string">
            <text:p>i protectr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[.F22]+[.E22]*100+[.D22]*6000" office:value-type="float" office:value="5659" calcext:value-type="float">
            <text:p>56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J22]+[.I22] * 100+[.H22]*6000" office:value-type="float" office:value="4909" calcext:value-type="float">
            <text:p>4909</text:p>
          </table:table-cell>
          <table:table-cell table:style-name="ce2" table:formula="of:=[.K22]+[.G22]" office:value-type="float" office:value="10568" calcext:value-type="float">
            <text:p>10568</text:p>
          </table:table-cell>
          <table:table-cell table:number-columns-repeated="101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leardi</text:p>
          </table:table-cell>
          <table:table-cell table:style-name="ce2" office:value-type="string" calcext:value-type="string">
            <text:p>Cuori Impavid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F23]+[.E23]*100+[.D23]*6000" office:value-type="float" office:value="5422" calcext:value-type="float">
            <text:p>54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[.J23]+[.I23] * 100+[.H23]*6000" office:value-type="float" office:value="7375" calcext:value-type="float">
            <text:p>7375</text:p>
          </table:table-cell>
          <table:table-cell table:style-name="ce2" table:formula="of:=[.K23]+[.G23]" office:value-type="float" office:value="12797" calcext:value-type="float">
            <text:p>12797</text:p>
          </table:table-cell>
          <table:table-cell table:number-columns-repeated="101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racastoro</text:p>
          </table:table-cell>
          <table:table-cell table:style-name="ce2" office:value-type="string" calcext:value-type="string">
            <text:p>Fracca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F24]+[.E24]*100+[.D24]*6000" office:value-type="float" office:value="5472" calcext:value-type="float">
            <text:p>54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formula="of:=[.J24]+[.I24] * 100+[.H24]*6000" office:value-type="float" office:value="7389" calcext:value-type="float">
            <text:p>7389</text:p>
          </table:table-cell>
          <table:table-cell table:style-name="ce2" table:formula="of:=[.K24]+[.G24]" office:value-type="float" office:value="12861" calcext:value-type="float">
            <text:p>12861</text:p>
          </table:table-cell>
          <table:table-cell table:number-columns-repeated="101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alilei</text:p>
          </table:table-cell>
          <table:table-cell table:style-name="ce2" office:value-type="string" calcext:value-type="string">
            <text:p>Galilei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F25]+[.E25]*100+[.D25]*6000" office:value-type="float" office:value="7806" calcext:value-type="float">
            <text:p>78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formula="of:=[.J25]+[.I25] * 100+[.H25]*6000" office:value-type="float" office:value="11197" calcext:value-type="float">
            <text:p>11197</text:p>
          </table:table-cell>
          <table:table-cell table:style-name="ce2" table:formula="of:=[.K25]+[.G25]" office:value-type="float" office:value="19003" calcext:value-type="float">
            <text:p>19003</text:p>
          </table:table-cell>
          <table:table-cell table:number-columns-repeated="101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ondin</text:p>
          </table:table-cell>
          <table:table-cell table:style-name="ce2" office:value-type="string" calcext:value-type="string">
            <text:p>Bug Te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F26]+[.E26]*100+[.D26]*6000" office:value-type="float" office:value="9547" calcext:value-type="float">
            <text:p>95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J26]+[.I26] * 100+[.H26]*6000" office:value-type="float" office:value="13250" calcext:value-type="float">
            <text:p>13250</text:p>
          </table:table-cell>
          <table:table-cell table:style-name="ce2" table:formula="of:=[.K26]+[.G26]" office:value-type="float" office:value="22797" calcext:value-type="float">
            <text:p>22797</text:p>
          </table:table-cell>
          <table:table-cell table:number-columns-repeated="101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on Bosco</text:p>
          </table:table-cell>
          <table:table-cell table:style-name="ce2" office:value-type="string" calcext:value-type="string">
            <text:p>IDB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2" table:formula="of:=[.F27]+[.E27]*100+[.D27]*6000" office:value-type="float" office:value="63999" calcext:value-type="float">
            <text:p>639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[.J27]+[.I27] * 100+[.H27]*6000" office:value-type="float" office:value="12466" calcext:value-type="float">
            <text:p>12466</text:p>
          </table:table-cell>
          <table:table-cell table:style-name="ce2" table:formula="of:=[.K27]+[.G27]" office:value-type="float" office:value="76465" calcext:value-type="float">
            <text:p>76465</text:p>
          </table:table-cell>
          <table:table-cell table:number-columns-repeated="101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ondin</text:p>
          </table:table-cell>
          <table:table-cell table:style-name="ce2" office:value-type="string" calcext:value-type="string">
            <text:p>Mondin Dream Team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2" table:formula="of:=[.F28]+[.E28]*100+[.D28]*6000" office:value-type="float" office:value="63999" calcext:value-type="float">
            <text:p>6399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2" table:formula="of:=[.J28]+[.I28] * 100+[.H28]*6000" office:value-type="float" office:value="63999" calcext:value-type="float">
            <text:p>63999</text:p>
          </table:table-cell>
          <table:table-cell table:style-name="ce2" table:formula="of:=[.K28]+[.G28]" office:value-type="float" office:value="127998" calcext:value-type="float">
            <text:p>127998</text:p>
          </table:table-cell>
          <table:table-cell table:number-columns-repeated="101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on Bosco</text:p>
          </table:table-cell>
          <table:table-cell table:style-name="ce2" office:value-type="string" calcext:value-type="string">
            <text:p>IDB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2" table:formula="of:=[.F29]+[.E29]*100+[.D29]*6000" office:value-type="float" office:value="63999" calcext:value-type="float">
            <text:p>6399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2" table:formula="of:=[.J29]+[.I29] * 100+[.H29]*6000" office:value-type="float" office:value="63999" calcext:value-type="float">
            <text:p>63999</text:p>
          </table:table-cell>
          <table:table-cell table:style-name="ce2" table:formula="of:=[.K29]+[.G29]" office:value-type="float" office:value="127998" calcext:value-type="float">
            <text:p>127998</text:p>
          </table:table-cell>
          <table:table-cell table:number-columns-repeated="101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ilva Ricci</text:p>
          </table:table-cell>
          <table:table-cell table:style-name="ce2" office:value-type="string" calcext:value-type="string">
            <text:p>Iannone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2" table:formula="of:=[.F30]+[.E30]*100+[.D30]*6000" office:value-type="float" office:value="63999" calcext:value-type="float">
            <text:p>6399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2" table:formula="of:=[.J30]+[.I30] * 100+[.H30]*6000" office:value-type="float" office:value="63999" calcext:value-type="float">
            <text:p>63999</text:p>
          </table:table-cell>
          <table:table-cell table:style-name="ce2" table:formula="of:=[.K30]+[.G30]" office:value-type="float" office:value="127998" calcext:value-type="float">
            <text:p>127998</text:p>
          </table:table-cell>
          <table:table-cell table:number-columns-repeated="101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leardi</text:p>
          </table:table-cell>
          <table:table-cell table:style-name="ce2" office:value-type="string" calcext:value-type="string">
            <text:p>Missing 2</text:p>
          </table:table-cell>
          <table:table-cell table:style-name="ce2" table:number-columns-repeated="3"/>
          <table:table-cell table:style-name="ce2" table:formula="of:=[.F31]+[.E31]*100+[.D31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31]+[.I31] * 100+[.H31]*6000" office:value-type="float" office:value="0" calcext:value-type="float">
            <text:p>0</text:p>
          </table:table-cell>
          <table:table-cell table:style-name="ce2" office:value-type="float" office:value="999999" calcext:value-type="float">
            <text:p>999999</text:p>
          </table:table-cell>
          <table:table-cell table:number-columns-repeated="101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ondin</text:p>
          </table:table-cell>
          <table:table-cell table:style-name="ce2" office:value-type="string" calcext:value-type="string">
            <text:p>L Team</text:p>
          </table:table-cell>
          <table:table-cell table:style-name="ce2" table:number-columns-repeated="3"/>
          <table:table-cell table:style-name="ce2" table:formula="of:=[.F32]+[.E32]*100+[.D32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32]+[.I32] * 100+[.H32]*6000" office:value-type="float" office:value="0" calcext:value-type="float">
            <text:p>0</text:p>
          </table:table-cell>
          <table:table-cell table:style-name="ce2" office:value-type="float" office:value="999999" calcext:value-type="float">
            <text:p>999999</text:p>
          </table:table-cell>
          <table:table-cell table:number-columns-repeated="101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on Bosco</text:p>
          </table:table-cell>
          <table:table-cell table:style-name="ce2" office:value-type="string" calcext:value-type="string">
            <text:p>IDB3</text:p>
          </table:table-cell>
          <table:table-cell table:style-name="ce2" table:number-columns-repeated="3"/>
          <table:table-cell table:style-name="ce2" table:formula="of:=[.F33]+[.E33]*100+[.D33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33]+[.I33] * 100+[.H33]*6000" office:value-type="float" office:value="0" calcext:value-type="float">
            <text:p>0</text:p>
          </table:table-cell>
          <table:table-cell table:style-name="ce2" office:value-type="float" office:value="999999" calcext:value-type="float">
            <text:p>999999</text:p>
          </table:table-cell>
          <table:table-cell table:number-columns-repeated="101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Ferraris</text:p>
          </table:table-cell>
          <table:table-cell table:style-name="ce2" office:value-type="string" calcext:value-type="string">
            <text:p>Ferraris1</text:p>
          </table:table-cell>
          <table:table-cell table:style-name="ce2" table:number-columns-repeated="3"/>
          <table:table-cell table:style-name="ce2" table:formula="of:=[.F34]+[.E34]*100+[.D34]*6000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J34]+[.I34] * 100+[.H34]*6000" office:value-type="float" office:value="0" calcext:value-type="float">
            <text:p>0</text:p>
          </table:table-cell>
          <table:table-cell table:style-name="ce2" office:value-type="float" office:value="999999" calcext:value-type="float">
            <text:p>999999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Semifinali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2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25" calcext:value-type="float">
            <text:p>3125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429" calcext:value-type="float">
            <text:p>4429</text:p>
          </table:table-cell>
          <table:table-cell table:style-name="ce2" office:value-type="float" office:value="7554" calcext:value-type="float">
            <text:p>7554</text:p>
          </table:table-cell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4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10" calcext:value-type="float">
            <text:p>381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8893" calcext:value-type="float">
            <text:p>8893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5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285" calcext:value-type="float">
            <text:p>3285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537" calcext:value-type="float">
            <text:p>4537</text:p>
          </table:table-cell>
          <table:table-cell table:style-name="ce2" office:value-type="float" office:value="7822" calcext:value-type="float">
            <text:p>7822</text:p>
          </table:table-cell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imate</text:p>
          </table:table-cell>
          <table:table-cell table:style-name="ce2" office:value-type="string" calcext:value-type="string">
            <text:p>stimate3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25" calcext:value-type="float">
            <text:p>3525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10" calcext:value-type="float">
            <text:p>5010</text:p>
          </table:table-cell>
          <table:table-cell table:style-name="ce2" office:value-type="float" office:value="8535" calcext:value-type="float">
            <text:p>8535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Finale 1°-2° posto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Stimate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665" calcext:value-type="float">
            <text:p>4665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268" calcext:value-type="float">
            <text:p>3268</text:p>
          </table:table-cell>
          <table:table-cell table:style-name="ce2" office:value-type="float" office:value="7933" calcext:value-type="float">
            <text:p>7933</text:p>
          </table:table-cell>
          <table:table-cell office:value-type="string" calcext:value-type="string">
            <text:p>2°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Stimate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970" calcext:value-type="float">
            <text:p>3970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6850" calcext:value-type="float">
            <text:p>6850</text:p>
          </table:table-cell>
          <table:table-cell office:value-type="string" calcext:value-type="string">
            <text:p>1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Finale 3°-4° posto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milis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TOT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Stimate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40" calcext:value-type="float">
            <text:p>4940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667" calcext:value-type="float">
            <text:p>3667</text:p>
          </table:table-cell>
          <table:table-cell table:style-name="ce2" office:value-type="float" office:value="8607" calcext:value-type="float">
            <text:p>8607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Stimate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288" calcext:value-type="float">
            <text:p>4288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166" calcext:value-type="float">
            <text:p>3166</text:p>
          </table:table-cell>
          <table:table-cell table:style-name="ce2" office:value-type="float" office:value="7454" calcext:value-type="float">
            <text:p>7454</text:p>
          </table:table-cell>
          <table:table-cell office:value-type="string" calcext:value-type="string">
            <text:p>3°</text:p>
          </table:table-cell>
          <table:table-cell table:number-columns-repeated="1011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ckContest" table:style-name="ta3" table:print-ranges="BlackContest.A1:BlackContest.L10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0" table:default-cell-style-name="Default"/>
        <table:table-row table:style-name="ro3">
          <table:table-cell table:style-name="ce1" office:value-type="string" calcext:value-type="string" table:number-columns-spanned="12" table:number-rows-spanned="1">
            <text:p>Gara BlackContest Roboval 2016</text:p>
          </table:table-cell>
          <table:covered-table-cell table:style-name="ce5"/>
          <table:covered-table-cell table:number-columns-repeated="4" table:style-name="ce8"/>
          <table:covered-table-cell table:number-columns-repeated="2" table:style-name="ce5"/>
          <table:covered-table-cell table:style-name="ce8"/>
          <table:covered-table-cell table:number-columns-repeated="2" table:style-name="ce5"/>
          <table:covered-table-cell table:style-name="ce13"/>
        </table:table-row>
        <table:table-row table:style-name="ro2">
          <table:table-cell table:style-name="ce5" table:number-columns-repeated="2"/>
          <table:table-cell table:style-name="ce9" office:value-type="string" calcext:value-type="string">
            <text:p>Squadra</text:p>
          </table:table-cell>
          <table:table-cell table:style-name="ce9" office:value-type="string" calcext:value-type="string">
            <text:p>Tempo Consegna</text:p>
          </table:table-cell>
          <table:table-cell table:style-name="ce9"/>
          <table:table-cell table:style-name="ce9" office:value-type="string" calcext:value-type="string" table:number-columns-spanned="3" table:number-rows-spanned="1">
            <text:p>Campo Gara Zero</text:p>
          </table:table-cell>
          <table:covered-table-cell table:number-columns-repeated="2" table:style-name="ce6"/>
          <table:table-cell table:style-name="ce9" office:value-type="string" calcext:value-type="string" table:number-columns-spanned="3" table:number-rows-spanned="1">
            <text:p>Campo Gara Monza</text:p>
          </table:table-cell>
          <table:covered-table-cell table:number-columns-repeated="2" table:style-name="ce6"/>
          <table:table-cell table:style-name="ce14" office:value-type="string" calcext:value-type="string">
            <text:p>Totale</text:p>
          </table:table-cell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sec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sec</text:p>
          </table:table-cell>
          <table:table-cell table:style-name="ce6" office:value-type="string" calcext:value-type="string">
            <text:p>cent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sec</text:p>
          </table:table-cell>
          <table:table-cell table:style-name="ce6" office:value-type="string" calcext:value-type="string">
            <text:p>cent</text:p>
          </table:table-cell>
          <table:table-cell table:style-name="ce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7" office:value-type="float" office:value="8609" calcext:value-type="float">
            <text:p>8609</text:p>
          </table:table-cell>
          <table:table-cell table:style-name="ce6" office:value-type="string" calcext:value-type="string">
            <text:p>Copernico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" calcext:value-type="float">
            <text:p>22</text:p>
          </table:table-cell>
          <table:table-cell table:style-name="ce11"/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82" calcext:value-type="float">
            <text:p>82</text:p>
          </table:table-cell>
          <table:table-cell table:style-name="ce12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3" calcext:value-type="float">
            <text:p>23</text:p>
          </table:table-cell>
          <table:table-cell table:style-name="ce7" office:value-type="float" office:value="8609" calcext:value-type="float">
            <text:p>8609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float" office:value="20687" calcext:value-type="float">
            <text:p>20687</text:p>
          </table:table-cell>
          <table:table-cell table:style-name="ce6" office:value-type="string" calcext:value-type="string">
            <text:p>Aleardi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5" calcext:value-type="float">
            <text:p>85</text:p>
          </table:table-cell>
          <table:table-cell table:style-name="ce7" office:value-type="float" office:value="20687" calcext:value-type="float">
            <text:p>20687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7" office:value-type="float" office:value="23413" calcext:value-type="float">
            <text:p>23413</text:p>
          </table:table-cell>
          <table:table-cell table:style-name="ce6" office:value-type="string" calcext:value-type="string">
            <text:p>Ferraris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7" calcext:value-type="float">
            <text:p>47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7" office:value-type="float" office:value="23413" calcext:value-type="float">
            <text:p>23413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7" office:value-type="float" office:value="25113" calcext:value-type="float">
            <text:p>25113</text:p>
          </table:table-cell>
          <table:table-cell table:style-name="ce6" office:value-type="string" calcext:value-type="string">
            <text:p>Stimate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73" calcext:value-type="float">
            <text:p>7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7" office:value-type="float" office:value="25113" calcext:value-type="float">
            <text:p>25113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7" office:value-type="float" office:value="26361" calcext:value-type="float">
            <text:p>26361</text:p>
          </table:table-cell>
          <table:table-cell table:style-name="ce6" office:value-type="string" calcext:value-type="string">
            <text:p>Panella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26361" calcext:value-type="float">
            <text:p>26361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7" office:value-type="float" office:value="30346" calcext:value-type="float">
            <text:p>30346</text:p>
          </table:table-cell>
          <table:table-cell table:style-name="ce6" office:value-type="string" calcext:value-type="string">
            <text:p>Galilei 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7" office:value-type="float" office:value="30346" calcext:value-type="float">
            <text:p>30346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7" office:value-type="float" office:value="50252" calcext:value-type="float">
            <text:p>50252</text:p>
          </table:table-cell>
          <table:table-cell table:style-name="ce6" office:value-type="string" calcext:value-type="string">
            <text:p>Mondin sq 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6" calcext:value-type="float">
            <text:p>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7" office:value-type="float" office:value="50252" calcext:value-type="float">
            <text:p>50252</text:p>
          </table:table-cell>
        </table:table-row>
        <table:table-row table:style-name="ro4" table:number-rows-repeated="2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4" table:number-rows-repeated="18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4" table:number-rows-repeated="1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artecipanti" table:style-name="ta3" table:print-ranges="partecipanti.A1:partecipanti.F33">
        <office:forms form:automatic-focus="false" form:apply-design-mode="false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row table:style-name="ro2">
          <table:table-cell table:style-name="ce15" office:value-type="string" calcext:value-type="string">
            <text:p>Nome Scuola</text:p>
          </table:table-cell>
          <table:table-cell table:style-name="ce15" office:value-type="string" calcext:value-type="string">
            <text:p>Nome Squadra</text:p>
          </table:table-cell>
          <table:table-cell table:style-name="ce15" office:value-type="string" calcext:value-type="string">
            <text:p>Componenti</text:p>
          </table:table-cell>
          <table:table-cell table:style-name="ce15" office:value-type="string" calcext:value-type="string">
            <text:p>Nome Robot</text:p>
          </table:table-cell>
          <table:table-cell table:style-name="ce15" office:value-type="string" calcext:value-type="string">
            <text:p>Velocita</text:p>
          </table:table-cell>
          <table:table-cell table:style-name="ce15" office:value-type="string" calcext:value-type="string">
            <text:p>Labirinto</text:p>
          </table:table-cell>
        </table:table-row>
        <table:table-row table:style-name="ro2">
          <table:table-cell office:value-type="string" calcext:value-type="string">
            <text:p>Aleardo Aleardi</text:p>
          </table:table-cell>
          <table:table-cell office:value-type="string" calcext:value-type="string">
            <text:p>Cuori Impavidi</text:p>
          </table:table-cell>
          <table:table-cell office:value-type="string" calcext:value-type="string">
            <text:p>Comerlati Martinelli STEINAAUSER</text:p>
          </table:table-cell>
          <table:table-cell office:value-type="string" calcext:value-type="string">
            <text:p>Gino Il robotti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eardo Aleardi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Lorenzetti Assaker</text:p>
          </table:table-cell>
          <table:table-cell office:value-type="string" calcext:value-type="string">
            <text:p>Pierino il robottino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Aleardo Aleardi</text:p>
          </table:table-cell>
          <table:table-cell office:value-type="string" calcext:value-type="string">
            <text:p>MISSING 2</text:p>
          </table:table-cell>
          <table:table-cell office:value-type="string" calcext:value-type="string">
            <text:p>Tabalappi,Forner</text:p>
          </table:table-cell>
          <table:table-cell office:value-type="string" calcext:value-type="string">
            <text:p>MISSING 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nella Vallari</text:p>
          </table:table-cell>
          <table:table-cell office:value-type="string" calcext:value-type="string">
            <text:p>Non ci siamo persi</text:p>
          </table:table-cell>
          <table:table-cell office:value-type="string" calcext:value-type="string">
            <text:p>Pelleggrino,Rotaru,Orzumati,Condemi,Geniale</text:p>
          </table:table-cell>
          <table:table-cell office:value-type="string" calcext:value-type="string">
            <text:p>Roccoval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Lavinia Mondin</text:p>
          </table:table-cell>
          <table:table-cell office:value-type="string" calcext:value-type="string">
            <text:p>L-team</text:p>
          </table:table-cell>
          <table:table-cell office:value-type="string" calcext:value-type="string">
            <text:p>Pietropoli, Piccoli, Pezzoli</text:p>
          </table:table-cell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Lavinia Mondin</text:p>
          </table:table-cell>
          <table:table-cell office:value-type="string" calcext:value-type="string">
            <text:p>Bug team</text:p>
          </table:table-cell>
          <table:table-cell office:value-type="string" calcext:value-type="string">
            <text:p>Amato,Fusari,Panzi</text:p>
          </table:table-cell>
          <table:table-cell office:value-type="string" calcext:value-type="string">
            <text:p>L2 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Lavinia Mondin</text:p>
          </table:table-cell>
          <table:table-cell office:value-type="string" calcext:value-type="string">
            <text:p>Mondin Dream Team</text:p>
          </table:table-cell>
          <table:table-cell office:value-type="string" calcext:value-type="string">
            <text:p>VANINI,Signoretto,Vaccarolo</text:p>
          </table:table-cell>
          <table:table-cell office:value-type="string" calcext:value-type="string">
            <text:p>L3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Don Bosco</text:p>
          </table:table-cell>
          <table:table-cell office:value-type="string" calcext:value-type="string">
            <text:p>IDB1</text:p>
          </table:table-cell>
          <table:table-cell office:value-type="string" calcext:value-type="string">
            <text:p>Oselin,Vaccari,Menini</text:p>
          </table:table-cell>
          <table:table-cell office:value-type="string" calcext:value-type="string">
            <text:p>IDB1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Don Bosco</text:p>
          </table:table-cell>
          <table:table-cell office:value-type="string" calcext:value-type="string">
            <text:p>IDB2</text:p>
          </table:table-cell>
          <table:table-cell office:value-type="string" calcext:value-type="string">
            <text:p>Saretto,Vicentini,Tabarelli</text:p>
          </table:table-cell>
          <table:table-cell office:value-type="string" calcext:value-type="string">
            <text:p>IDB2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Don Bosco</text:p>
          </table:table-cell>
          <table:table-cell office:value-type="string" calcext:value-type="string">
            <text:p>IDB3</text:p>
          </table:table-cell>
          <table:table-cell office:value-type="string" calcext:value-type="string">
            <text:p>Pellicari, Faustini, Dabarera</text:p>
          </table:table-cell>
          <table:table-cell office:value-type="string" calcext:value-type="string">
            <text:p>IDB3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Fracastoro</text:p>
          </table:table-cell>
          <table:table-cell office:value-type="string" calcext:value-type="string">
            <text:p>Fraca1</text:p>
          </table:table-cell>
          <table:table-cell office:value-type="string" calcext:value-type="string">
            <text:p>Cavenaro,Zeggio,Franceschetti,Calabri,Rensi</text:p>
          </table:table-cell>
          <table:table-cell office:value-type="string" calcext:value-type="string">
            <text:p>Fraca1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Fracastoro</text:p>
          </table:table-cell>
          <table:table-cell office:value-type="string" calcext:value-type="string">
            <text:p>Fraca2</text:p>
          </table:table-cell>
          <table:table-cell office:value-type="string" calcext:value-type="string">
            <text:p>Quinci,Turrini,Simeoni,Tomelleri,Doardi</text:p>
          </table:table-cell>
          <table:table-cell office:value-type="string" calcext:value-type="string">
            <text:p>Fraca2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an Zeno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Turco</text:p>
          </table:table-cell>
          <table:table-cell office:value-type="string" calcext:value-type="string">
            <text:p>Alex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Giorgi</text:p>
          </table:table-cell>
          <table:table-cell office:value-type="string" calcext:value-type="string">
            <text:p>SF16-H</text:p>
          </table:table-cell>
          <table:table-cell office:value-type="string" calcext:value-type="string">
            <text:p>Venturi</text:p>
          </table:table-cell>
          <table:table-cell office:value-type="string" calcext:value-type="string">
            <text:p>Top Line Follow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coni</text:p>
          </table:table-cell>
          <table:table-cell office:value-type="string" calcext:value-type="string">
            <text:p>i protectron</text:p>
          </table:table-cell>
          <table:table-cell office:value-type="string" calcext:value-type="string">
            <text:p>Cacciatori,Gorizio,La Manna,Ligozzi</text:p>
          </table:table-cell>
          <table:table-cell office:value-type="string" calcext:value-type="string">
            <text:p>r2-d2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Galilei</text:p>
          </table:table-cell>
          <table:table-cell office:value-type="string" calcext:value-type="string">
            <text:p>Galilei1</text:p>
          </table:table-cell>
          <table:table-cell office:value-type="string" calcext:value-type="string">
            <text:p>Palladino,Bartomioli,Benini,tognizioli,bonacchini</text:p>
          </table:table-cell>
          <table:table-cell office:value-type="string" calcext:value-type="string">
            <text:p>Aleatorio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Copernico Pasoli</text:p>
          </table:table-cell>
          <table:table-cell office:value-type="string" calcext:value-type="string">
            <text:p>Copernico</text:p>
          </table:table-cell>
          <table:table-cell office:value-type="string" calcext:value-type="string">
            <text:p>Saglia,Brosco,Ceoletto,Rossiello</text:p>
          </table:table-cell>
          <table:table-cell office:value-type="string" calcext:value-type="string">
            <text:p>Only One Da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coni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iresola,Bordon,Poli,Tommasi</text:p>
          </table:table-cell>
          <table:table-cell office:value-type="string" calcext:value-type="string">
            <text:p>FAR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ilva Ricci</text:p>
          </table:table-cell>
          <table:table-cell office:value-type="string" calcext:value-type="string">
            <text:p>Iannone1</text:p>
          </table:table-cell>
          <table:table-cell office:value-type="string" calcext:value-type="string">
            <text:p>Fratucello,Manfrin</text:p>
          </table:table-cell>
          <table:table-cell office:value-type="string" calcext:value-type="string">
            <text:p>Daitan 3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lva Ricci</text:p>
          </table:table-cell>
          <table:table-cell office:value-type="string" calcext:value-type="string">
            <text:p>Iannone2</text:p>
          </table:table-cell>
          <table:table-cell office:value-type="string" calcext:value-type="string">
            <text:p>Tomi,Bonfanti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lva Ricci</text:p>
          </table:table-cell>
          <table:table-cell office:value-type="string" calcext:value-type="string">
            <text:p>Iannone3</text:p>
          </table:table-cell>
          <table:table-cell office:value-type="string" calcext:value-type="string">
            <text:p>Fabbris,Zecchetto</text:p>
          </table:table-cell>
          <table:table-cell office:value-type="string" calcext:value-type="string">
            <text:p>War Machi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lva Ricci</text:p>
          </table:table-cell>
          <table:table-cell office:value-type="string" calcext:value-type="string">
            <text:p>Iannone4</text:p>
          </table:table-cell>
          <table:table-cell office:value-type="string" calcext:value-type="string">
            <text:p>De togni,Perrin</text:p>
          </table:table-cell>
          <table:table-cell office:value-type="string" calcext:value-type="string">
            <text:p>Cane Gross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lva Ricci</text:p>
          </table:table-cell>
          <table:table-cell office:value-type="string" calcext:value-type="string">
            <text:p>Iannone5</text:p>
          </table:table-cell>
          <table:table-cell office:value-type="string" calcext:value-type="string">
            <text:p>Pintani,Poletti</text:p>
          </table:table-cell>
          <table:table-cell office:value-type="string" calcext:value-type="string">
            <text:p>Ciao Mond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imate</text:p>
          </table:table-cell>
          <table:table-cell office:value-type="string" calcext:value-type="string">
            <text:p>Stimate 1</text:p>
          </table:table-cell>
          <table:table-cell office:value-type="string" calcext:value-type="string">
            <text:p>Zumerle,Della Piana</text:p>
          </table:table-cell>
          <table:table-cell office:value-type="string" calcext:value-type="string">
            <text:p>Stimate 1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timate</text:p>
          </table:table-cell>
          <table:table-cell office:value-type="string" calcext:value-type="string">
            <text:p>Stimate 2</text:p>
          </table:table-cell>
          <table:table-cell office:value-type="string" calcext:value-type="string">
            <text:p>Benini,Pierfrancesco,Bottacini,Veneri</text:p>
          </table:table-cell>
          <table:table-cell office:value-type="string" calcext:value-type="string">
            <text:p>Stimate 2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timate</text:p>
          </table:table-cell>
          <table:table-cell office:value-type="string" calcext:value-type="string">
            <text:p>Stimate 3</text:p>
          </table:table-cell>
          <table:table-cell office:value-type="string" calcext:value-type="string">
            <text:p>Tonoli,Bonapace</text:p>
          </table:table-cell>
          <table:table-cell office:value-type="string" calcext:value-type="string">
            <text:p>Stimate 3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timate</text:p>
          </table:table-cell>
          <table:table-cell office:value-type="string" calcext:value-type="string">
            <text:p>Stimate 4</text:p>
          </table:table-cell>
          <table:table-cell office:value-type="string" calcext:value-type="string">
            <text:p>Perlini,Cagalli</text:p>
          </table:table-cell>
          <table:table-cell office:value-type="string" calcext:value-type="string">
            <text:p>Stimate 4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timate</text:p>
          </table:table-cell>
          <table:table-cell office:value-type="string" calcext:value-type="string">
            <text:p>Stimate 5</text:p>
          </table:table-cell>
          <table:table-cell office:value-type="string" calcext:value-type="string">
            <text:p>Laiti,Ferraro</text:p>
          </table:table-cell>
          <table:table-cell office:value-type="string" calcext:value-type="string">
            <text:p>Stimate 5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timate</text:p>
          </table:table-cell>
          <table:table-cell office:value-type="string" calcext:value-type="string">
            <text:p>Stimate 6</text:p>
          </table:table-cell>
          <table:table-cell office:value-type="string" calcext:value-type="string">
            <text:p>Cortese,Dal Corso,Cerrone</text:p>
          </table:table-cell>
          <table:table-cell office:value-type="string" calcext:value-type="string">
            <text:p>Stimate 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timate</text:p>
          </table:table-cell>
          <table:table-cell office:value-type="string" calcext:value-type="string">
            <text:p>Stimate 7</text:p>
          </table:table-cell>
          <table:table-cell office:value-type="string" calcext:value-type="string">
            <text:p>Cremonesi,Sidorova</text:p>
          </table:table-cell>
          <table:table-cell office:value-type="string" calcext:value-type="string">
            <text:p>Stimate 7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Ferraris</text:p>
          </table:table-cell>
          <table:table-cell office:value-type="string" calcext:value-type="string">
            <text:p>Ferraris1 </text:p>
          </table:table-cell>
          <table:table-cell office:value-type="string" calcext:value-type="string">
            <text:p>Carlini,Poletto,Cestone,Bertolasi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erraris</text:p>
          </table:table-cell>
          <table:table-cell office:value-type="string" calcext:value-type="string">
            <text:p>Ferraris2</text:p>
          </table:table-cell>
          <table:table-cell office:value-type="string" calcext:value-type="string">
            <text:p>Carlini,Poletto,Cestone,Bertolasi</text:p>
          </table:table-cell>
          <table:table-cell office:value-type="string" calcext:value-type="string">
            <text:p>Rino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138P0"/>
    </number:currency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536cm" fo:margin-bottom="1.369cm" fo:margin-left="1.54cm" fo:margin-right="1.54cm" style:shadow="none" fo:background-color="transparent" style:print-page-order="ltr" style:first-page-number="1" style:scale-to-X="1" style:scale-to-Y="1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style:num-format="1" style:print-orientation="landscape" fo:margin-top="1.536cm" fo:margin-bottom="1.369cm" fo:margin-left="1.54cm" fo:margin-right="1.54cm" style:print-page-order="ltr" style:first-page-number="1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09:48:54.33235463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Labirinto" style:display-name="PageStyle_Labiri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ed" style:display-name="PageStyle_Spe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dc:creator>alberto </dc:creator>
    <meta:editing-cycles>147</meta:editing-cycles>
    <meta:creation-date>2015-05-23T14:17:36</meta:creation-date>
    <dc:date>2016-05-27T09:50:14.134052109</dc:date>
    <meta:editing-duration>PT22M17S</meta:editing-duration>
    <meta:generator>LibreOffice/4.2.8.2$Linux_X86_64 LibreOffice_project/420m0$Build-2</meta:generator>
    <meta:document-statistic meta:table-count="4" meta:cell-count="117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